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FreeSans1" svg:font-family="FreeSans" style:font-family-generic="swiss"/>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Caladea" fo:font-size="18pt" fo:font-weight="bold" officeooo:rsid="0011cf24" officeooo:paragraph-rsid="0010569c" style:font-size-asian="15.75pt" style:font-weight-asian="bold" style:font-size-complex="18pt" style:font-weight-complex="bold"/>
    </style:style>
    <style:style style:name="P2" style:family="paragraph" style:parent-style-name="Standard">
      <style:paragraph-properties fo:text-align="justify" style:justify-single-word="false"/>
      <style:text-properties style:font-name="Caladea" fo:font-size="18pt" fo:font-weight="bold" officeooo:rsid="001b7cbf" officeooo:paragraph-rsid="0013d7d2" style:font-size-asian="15.75pt" style:font-weight-asian="bold" style:font-size-complex="18pt" style:font-weight-complex="bold"/>
    </style:style>
    <style:style style:name="P3" style:family="paragraph" style:parent-style-name="Standard">
      <style:paragraph-properties fo:text-align="start" style:justify-single-word="false"/>
      <style:text-properties style:font-name="Caladea" fo:font-size="18pt" fo:font-weight="bold" officeooo:rsid="0023894e" officeooo:paragraph-rsid="0013d7d2" style:font-size-asian="15.75pt" style:font-weight-asian="bold" style:font-size-complex="18pt" style:font-weight-complex="bold"/>
    </style:style>
    <style:style style:name="P4" style:family="paragraph" style:parent-style-name="Standard">
      <style:paragraph-properties fo:text-align="start" style:justify-single-word="false"/>
      <style:text-properties style:font-name="Caladea" fo:font-size="18pt" fo:font-weight="bold" officeooo:rsid="0013d7d2" officeooo:paragraph-rsid="0013d7d2" style:font-size-asian="18pt" style:font-weight-asian="bold" style:font-size-complex="18pt" style:font-weight-complex="bold"/>
    </style:style>
    <style:style style:name="P5" style:family="paragraph" style:parent-style-name="Standard">
      <style:paragraph-properties fo:line-height="150%" fo:text-align="justify" style:justify-single-word="false"/>
      <style:text-properties style:font-name="Caladea" fo:font-size="13pt" fo:font-weight="normal" officeooo:rsid="01373ffb" officeooo:paragraph-rsid="0012e14d"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style:font-name="Caladea" fo:font-size="13pt" fo:font-weight="normal" officeooo:rsid="0020e6d0" officeooo:paragraph-rsid="0013d7d2"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style:font-name="Caladea" fo:font-size="12pt" fo:font-weight="normal" officeooo:rsid="007a272a" officeooo:paragraph-rsid="0015cde8"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Caladea" fo:font-size="15pt" fo:font-weight="bold" officeooo:rsid="0015cde8" officeooo:paragraph-rsid="0015cde8" style:font-size-asian="13.1000003814697pt" style:font-weight-asian="bold" style:font-size-complex="15pt" style:font-weight-complex="bold"/>
    </style:style>
    <style:style style:name="P9" style:family="paragraph" style:parent-style-name="Standard">
      <style:paragraph-properties fo:text-align="start" style:justify-single-word="false"/>
      <style:text-properties style:font-name="Caladea" fo:font-size="15pt" fo:font-weight="bold" officeooo:rsid="0015cde8" officeooo:paragraph-rsid="00175c91" style:font-size-asian="13.1000003814697pt" style:font-weight-asian="bold" style:font-size-complex="15pt" style:font-weight-complex="bold"/>
    </style:style>
    <style:style style:name="P10" style:family="paragraph" style:parent-style-name="Standard">
      <style:paragraph-properties fo:line-height="150%" fo:text-align="justify" style:justify-single-word="false" fo:break-before="page"/>
      <style:text-properties style:font-name="Caladea" fo:font-size="18pt" fo:font-weight="bold" officeooo:rsid="001666ad" officeooo:paragraph-rsid="0012e14d" style:font-size-asian="15.75pt" style:font-weight-asian="bold" style:font-size-complex="18pt" style:font-weight-complex="bold"/>
    </style:style>
    <style:style style:name="P11" style:family="paragraph" style:parent-style-name="Standard">
      <style:paragraph-properties fo:text-align="justify" style:justify-single-word="false" fo:break-before="page"/>
      <style:text-properties style:font-name="Caladea" fo:font-size="18pt" fo:font-weight="bold" officeooo:rsid="001b7cbf" officeooo:paragraph-rsid="0013d7d2" style:font-size-asian="15.75pt" style:font-weight-asian="bold" style:font-size-complex="18pt" style:font-weight-complex="bold"/>
    </style:style>
    <style:style style:name="P12" style:family="paragraph" style:parent-style-name="Standard" style:list-style-name="L1">
      <style:paragraph-properties fo:line-height="150%" fo:text-align="justify" style:justify-single-word="false"/>
      <style:text-properties style:font-name="Caladea" fo:font-size="13pt" fo:font-weight="normal" officeooo:rsid="001666ad" officeooo:paragraph-rsid="0012e14d" style:font-size-asian="11.3500003814697pt" style:font-weight-asian="normal" style:font-size-complex="13pt" style:font-weight-complex="normal"/>
    </style:style>
    <style:style style:name="P13" style:family="paragraph" style:parent-style-name="Standard" style:list-style-name="L1">
      <style:paragraph-properties fo:line-height="150%" fo:text-align="justify" style:justify-single-word="false"/>
      <style:text-properties style:font-name="Caladea" fo:font-size="13pt" fo:font-weight="normal" officeooo:rsid="0012f998" officeooo:paragraph-rsid="0012f998" style:font-size-asian="11.3500003814697pt" style:font-weight-asian="normal" style:font-size-complex="13pt" style:font-weight-complex="normal"/>
    </style:style>
    <style:style style:name="P14" style:family="paragraph" style:parent-style-name="Standard" style:list-style-name="L1">
      <style:paragraph-properties fo:line-height="150%" fo:text-align="justify" style:justify-single-word="false"/>
      <style:text-properties style:font-name="Caladea" fo:font-size="13pt" fo:font-weight="normal" officeooo:rsid="0012f998" officeooo:paragraph-rsid="00175c91" style:font-size-asian="11.3500003814697pt" style:font-weight-asian="normal" style:font-size-complex="13pt" style:font-weight-complex="normal"/>
    </style:style>
    <style:style style:name="P15" style:family="paragraph" style:parent-style-name="Standard" style:list-style-name="L1">
      <style:paragraph-properties fo:line-height="150%" fo:text-align="justify" style:justify-single-word="false"/>
      <style:text-properties style:font-name="Caladea" fo:font-size="13pt" fo:font-weight="normal" officeooo:rsid="00175c91" officeooo:paragraph-rsid="00175c91" style:font-size-asian="11.3500003814697pt" style:font-weight-asian="normal" style:font-size-complex="13pt" style:font-weight-complex="normal"/>
    </style:style>
    <style:style style:name="P16" style:family="paragraph" style:parent-style-name="Standard" style:list-style-name="L1">
      <style:paragraph-properties fo:line-height="150%" fo:text-align="justify" style:justify-single-word="false"/>
      <style:text-properties style:font-name="Caladea" fo:font-size="13pt" fo:font-weight="normal" officeooo:rsid="0119edc8" officeooo:paragraph-rsid="0012e14d" style:font-size-asian="11.3500003814697pt" style:font-weight-asian="normal" style:font-size-complex="13pt" style:font-weight-complex="normal"/>
    </style:style>
    <style:style style:name="P17" style:family="paragraph" style:parent-style-name="Standard">
      <style:paragraph-properties fo:line-height="150%" fo:text-align="justify" style:justify-single-word="false"/>
      <style:text-properties style:font-name="Caladea" fo:font-size="13pt" fo:font-weight="normal" officeooo:rsid="0119edc8" officeooo:paragraph-rsid="0012e14d" style:font-size-asian="11.3500003814697pt" style:font-weight-asian="normal" style:font-size-complex="13pt" style:font-weight-complex="normal"/>
    </style:style>
    <style:style style:name="P18" style:family="paragraph" style:parent-style-name="Standard" style:list-style-name="L1">
      <style:paragraph-properties fo:line-height="150%" fo:text-align="justify" style:justify-single-word="false"/>
      <style:text-properties style:font-name="Caladea" fo:font-size="13pt" fo:font-weight="normal" officeooo:rsid="0019cfe4" officeooo:paragraph-rsid="0019cfe4" style:font-size-asian="11.3500003814697pt" style:font-weight-asian="normal" style:font-size-complex="13pt" style:font-weight-complex="normal"/>
    </style:style>
    <style:style style:name="P19" style:family="paragraph" style:parent-style-name="Standard" style:list-style-name="L1">
      <style:paragraph-properties fo:line-height="150%" fo:text-align="justify" style:justify-single-word="false"/>
      <style:text-properties style:font-name="Caladea" fo:font-size="13pt" fo:font-weight="normal" officeooo:rsid="001bbe3f" officeooo:paragraph-rsid="001bbe3f" style:font-size-asian="11.3500003814697pt" style:font-weight-asian="normal" style:font-size-complex="13pt" style:font-weight-complex="normal"/>
    </style:style>
    <style:style style:name="P20" style:family="paragraph" style:parent-style-name="Standard" style:list-style-name="L4">
      <style:paragraph-properties fo:line-height="150%" fo:text-align="justify" style:justify-single-word="false"/>
      <style:text-properties style:font-name="Caladea" fo:font-size="13pt" fo:font-weight="normal" officeooo:rsid="001bbe3f" officeooo:paragraph-rsid="001bbe3f" style:font-size-asian="11.3500003814697pt" style:font-weight-asian="normal" style:font-size-complex="13pt" style:font-weight-complex="normal"/>
    </style:style>
    <style:style style:name="P21" style:family="paragraph" style:parent-style-name="Standard" style:list-style-name="L1">
      <style:paragraph-properties fo:line-height="150%" fo:text-align="justify" style:justify-single-word="false"/>
      <style:text-properties style:font-name="Caladea" fo:font-size="13pt" fo:font-weight="normal" officeooo:rsid="001d4766" officeooo:paragraph-rsid="001d4766" style:font-size-asian="11.3500003814697pt" style:font-weight-asian="normal" style:font-size-complex="13pt" style:font-weight-complex="normal"/>
    </style:style>
    <style:style style:name="P22" style:family="paragraph" style:parent-style-name="Standard">
      <style:paragraph-properties fo:text-align="start" style:justify-single-word="false"/>
      <style:text-properties style:font-name="Caladea" fo:font-size="12pt" fo:font-weight="normal" officeooo:rsid="0013d7d2" officeooo:paragraph-rsid="0013d7d2"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Caladea" fo:font-size="12pt" fo:font-weight="normal" officeooo:rsid="0013d7d2" officeooo:paragraph-rsid="00175c91"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Caladea" fo:font-size="12pt" fo:font-weight="normal" officeooo:rsid="0013d7d2" officeooo:paragraph-rsid="003ccf64"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Caladea" fo:font-size="12pt" fo:font-weight="normal" officeooo:rsid="0013d7d2" officeooo:paragraph-rsid="0046241c"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Caladea" fo:font-size="12pt" fo:font-weight="normal" officeooo:rsid="0013d7d2" officeooo:paragraph-rsid="0046b322"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Caladea" fo:font-size="12pt" fo:font-weight="normal" officeooo:rsid="0015cde8" officeooo:paragraph-rsid="0015cde8"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Caladea" fo:font-size="12pt" fo:font-weight="normal" officeooo:rsid="0015cde8" officeooo:paragraph-rsid="001d4766"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Caladea" fo:font-size="12pt" fo:font-weight="normal" officeooo:rsid="001f0800" officeooo:paragraph-rsid="001f0800"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Caladea" fo:font-size="12pt" fo:font-weight="normal" officeooo:rsid="001fad5c" officeooo:paragraph-rsid="001fad5c"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Caladea" fo:font-size="12pt" fo:font-weight="normal" officeooo:rsid="0028b64b" officeooo:paragraph-rsid="0028b64b"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Caladea" fo:font-size="12pt" fo:font-weight="normal" officeooo:rsid="00296c4b" officeooo:paragraph-rsid="00296c4b"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Caladea" fo:font-size="12pt" fo:font-weight="normal" officeooo:rsid="002b9f52" officeooo:paragraph-rsid="002b9f52"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Caladea" fo:font-size="12pt" fo:font-weight="normal" officeooo:rsid="002ec30e" officeooo:paragraph-rsid="002ec30e"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Caladea" fo:font-size="12pt" fo:font-weight="normal" officeooo:rsid="007a272a" officeooo:paragraph-rsid="0015cde8"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Caladea" fo:font-size="12pt" fo:font-weight="normal" officeooo:rsid="003fa3e9" officeooo:paragraph-rsid="003fa3e9"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Caladea" fo:font-size="12pt" fo:font-weight="normal" officeooo:rsid="0047df63" officeooo:paragraph-rsid="0047df63"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style:font-name="Caladea" fo:font-size="12pt" fo:font-weight="normal" officeooo:rsid="0047df63" officeooo:paragraph-rsid="004d75dd"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style:font-name="Caladea" fo:font-size="12pt" fo:font-weight="normal" officeooo:rsid="0047df63" officeooo:paragraph-rsid="00511476"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font-name="Caladea" fo:font-size="12pt" fo:font-weight="normal" officeooo:paragraph-rsid="004a81fd"/>
    </style:style>
    <style:style style:name="P41" style:family="paragraph" style:parent-style-name="Standard">
      <style:paragraph-properties fo:text-align="start" style:justify-single-word="false"/>
      <style:text-properties style:font-name="Caladea" fo:font-size="12pt" fo:font-weight="normal" officeooo:paragraph-rsid="004d75dd"/>
    </style:style>
    <style:style style:name="P42" style:family="paragraph" style:parent-style-name="Standard">
      <style:paragraph-properties fo:text-align="start" style:justify-single-word="false"/>
      <style:text-properties style:font-name="Caladea" fo:font-size="12pt" fo:font-weight="normal" officeooo:paragraph-rsid="00511476"/>
    </style:style>
    <style:style style:name="P43" style:family="paragraph" style:parent-style-name="Standard">
      <style:paragraph-properties fo:text-align="start" style:justify-single-word="false"/>
      <style:text-properties style:font-name="Caladea" fo:font-size="12pt" fo:font-weight="bold" officeooo:rsid="0047df63" officeooo:paragraph-rsid="0047df63" style:font-size-asian="12pt" style:font-weight-asian="bold" style:font-size-complex="12pt" style:font-weight-complex="bold"/>
    </style:style>
    <style:style style:name="P44" style:family="paragraph" style:parent-style-name="Standard">
      <style:paragraph-properties fo:text-align="start" style:justify-single-word="false"/>
      <style:text-properties style:font-name="Caladea" fo:font-size="12pt" fo:font-weight="bold" officeooo:rsid="0047df63" officeooo:paragraph-rsid="004d75dd" style:font-size-asian="12pt" style:font-weight-asian="bold" style:font-size-complex="12pt" style:font-weight-complex="bold"/>
    </style:style>
    <style:style style:name="P45" style:family="paragraph" style:parent-style-name="Standard">
      <style:paragraph-properties fo:text-align="start" style:justify-single-word="false"/>
      <style:text-properties style:font-name="Caladea" fo:font-size="12pt" fo:font-weight="bold" officeooo:rsid="0047df63" officeooo:paragraph-rsid="00511476" style:font-size-asian="12pt" style:font-weight-asian="bold" style:font-size-complex="12pt" style:font-weight-complex="bold"/>
    </style:style>
    <style:style style:name="P46" style:family="paragraph" style:parent-style-name="Standard">
      <style:paragraph-properties fo:text-align="start" style:justify-single-word="false"/>
      <style:text-properties style:font-name="Caladea" fo:font-size="15pt" fo:font-weight="bold" officeooo:rsid="001d4766" officeooo:paragraph-rsid="001d4766" style:font-size-asian="13.1000003814697pt" style:font-weight-asian="bold" style:font-size-complex="15pt" style:font-weight-complex="bold"/>
    </style:style>
    <style:style style:name="P47" style:family="paragraph" style:parent-style-name="Standard">
      <style:paragraph-properties fo:text-align="start" style:justify-single-word="false"/>
      <style:text-properties style:font-name="Caladea" fo:font-size="15pt" fo:font-weight="bold" officeooo:rsid="002c2904" officeooo:paragraph-rsid="002c2904" style:font-size-asian="13.1000003814697pt" style:font-weight-asian="bold" style:font-size-complex="15pt" style:font-weight-complex="bold"/>
    </style:style>
    <style:style style:name="P48" style:family="paragraph" style:parent-style-name="Standard">
      <style:paragraph-properties fo:text-align="start" style:justify-single-word="false"/>
      <style:text-properties style:font-name="Caladea" fo:font-size="15pt" fo:font-weight="bold" officeooo:rsid="003ccf64" officeooo:paragraph-rsid="003ccf64" style:font-size-asian="13.1000003814697pt" style:font-weight-asian="bold" style:font-size-complex="15pt" style:font-weight-complex="bold"/>
    </style:style>
    <style:style style:name="P49" style:family="paragraph" style:parent-style-name="Standard">
      <style:paragraph-properties fo:text-align="start" style:justify-single-word="false"/>
      <style:text-properties style:font-name="Caladea" fo:font-size="15pt" fo:font-weight="bold" officeooo:rsid="0046b322" officeooo:paragraph-rsid="0046b322" style:font-size-asian="13.1000003814697pt" style:font-weight-asian="bold" style:font-size-complex="15pt" style:font-weight-complex="bold"/>
    </style:style>
    <style:style style:name="P50" style:family="paragraph" style:parent-style-name="Standard">
      <style:paragraph-properties fo:text-align="start" style:justify-single-word="false"/>
      <style:text-properties style:font-name="Caladea" fo:font-size="18pt" fo:font-weight="bold" officeooo:rsid="003ccf64" officeooo:paragraph-rsid="003ccf64" style:font-size-asian="18pt" style:font-weight-asian="bold" style:font-size-complex="18pt" style:font-weight-complex="bold"/>
    </style:style>
    <style:style style:name="P51" style:family="paragraph" style:parent-style-name="Standard">
      <style:paragraph-properties fo:text-align="start" style:justify-single-word="false"/>
      <style:text-properties style:font-name="Caladea" fo:font-size="18pt" fo:font-weight="bold" officeooo:rsid="0046241c" officeooo:paragraph-rsid="0046241c" style:font-size-asian="18pt" style:font-weight-asian="bold" style:font-size-complex="18pt" style:font-weight-complex="bold"/>
    </style:style>
    <style:style style:name="P52" style:family="paragraph" style:parent-style-name="Standard">
      <style:paragraph-properties fo:text-align="start" style:justify-single-word="false"/>
      <style:text-properties style:font-name="Caladea" fo:font-size="18pt" fo:font-weight="bold" officeooo:rsid="0023894e" officeooo:paragraph-rsid="003ccf64" style:font-size-asian="15.75pt" style:font-weight-asian="bold" style:font-size-complex="18pt" style:font-weight-complex="bold"/>
    </style:style>
    <style:style style:name="P53" style:family="paragraph" style:parent-style-name="Standard">
      <style:paragraph-properties fo:text-align="start" style:justify-single-word="false"/>
      <style:text-properties style:font-name="Caladea" fo:font-size="18pt" fo:font-weight="bold" officeooo:rsid="0023894e" officeooo:paragraph-rsid="0046241c" style:font-size-asian="15.75pt" style:font-weight-asian="bold" style:font-size-complex="18pt" style:font-weight-complex="bold"/>
    </style:style>
    <style:style style:name="P54" style:family="paragraph" style:parent-style-name="Standard" style:list-style-name="L9">
      <style:paragraph-properties fo:text-align="start" style:justify-single-word="false"/>
      <style:text-properties officeooo:paragraph-rsid="004a81fd"/>
    </style:style>
    <style:style style:name="P55" style:family="paragraph" style:parent-style-name="Standard" style:list-style-name="L8">
      <style:paragraph-properties fo:text-align="start" style:justify-single-word="false"/>
      <style:text-properties style:font-name="Caladea" fo:font-size="12pt" fo:font-weight="normal" officeooo:paragraph-rsid="004a81fd"/>
    </style:style>
    <style:style style:name="P56" style:family="paragraph" style:parent-style-name="Standard" style:list-style-name="L8">
      <style:paragraph-properties fo:text-align="start" style:justify-single-word="false"/>
      <style:text-properties style:font-name="Caladea" fo:font-size="12pt" fo:font-weight="normal" officeooo:paragraph-rsid="004d75dd"/>
    </style:style>
    <style:style style:name="P57" style:family="paragraph" style:parent-style-name="Standard" style:list-style-name="L8">
      <style:paragraph-properties fo:text-align="start" style:justify-single-word="false"/>
      <style:text-properties style:font-name="Caladea" fo:font-size="12pt" fo:font-weight="normal" officeooo:paragraph-rsid="00511476"/>
    </style:style>
    <style:style style:name="P58" style:family="paragraph" style:parent-style-name="Standard">
      <style:paragraph-properties fo:text-align="start" style:justify-single-word="false"/>
      <style:text-properties style:font-name="Caladea" fo:font-size="12pt" fo:font-weight="normal" officeooo:rsid="004a81fd" officeooo:paragraph-rsid="004a81fd"/>
    </style:style>
    <style:style style:name="P59" style:family="paragraph" style:parent-style-name="Standard" style:list-style-name="L10">
      <style:paragraph-properties fo:text-align="start" style:justify-single-word="false"/>
      <style:text-properties style:font-name="Caladea" fo:font-size="12pt" fo:font-weight="normal" officeooo:rsid="004a81fd" officeooo:paragraph-rsid="004a81fd"/>
    </style:style>
    <style:style style:name="P60" style:family="paragraph" style:parent-style-name="Standard" style:list-style-name="L11">
      <style:paragraph-properties fo:text-align="start" style:justify-single-word="false"/>
      <style:text-properties style:font-name="Caladea" fo:font-size="12pt" fo:font-weight="normal" officeooo:rsid="004a81fd" officeooo:paragraph-rsid="004a81fd"/>
    </style:style>
    <style:style style:name="P61" style:family="paragraph" style:parent-style-name="Standard" style:list-style-name="L14">
      <style:paragraph-properties fo:text-align="start" style:justify-single-word="false"/>
      <style:text-properties style:font-name="Caladea" fo:font-size="12pt" fo:font-weight="normal" officeooo:rsid="004a81fd" officeooo:paragraph-rsid="004d75dd"/>
    </style:style>
    <style:style style:name="P62" style:family="paragraph" style:parent-style-name="Standard">
      <style:paragraph-properties fo:text-align="start" style:justify-single-word="false"/>
      <style:text-properties style:font-name="Caladea" fo:font-size="12pt" fo:font-weight="normal" officeooo:rsid="004a81fd" officeooo:paragraph-rsid="004d75dd"/>
    </style:style>
    <style:style style:name="P63" style:family="paragraph" style:parent-style-name="Standard" style:list-style-name="L12">
      <style:paragraph-properties fo:text-align="start" style:justify-single-word="false"/>
      <style:text-properties style:font-name="Caladea" fo:font-size="12pt" fo:font-weight="normal" officeooo:rsid="004a81fd" officeooo:paragraph-rsid="004f3f25"/>
    </style:style>
    <style:style style:name="P64" style:family="paragraph" style:parent-style-name="Standard" style:list-style-name="L15">
      <style:paragraph-properties fo:text-align="start" style:justify-single-word="false"/>
      <style:text-properties style:font-name="Caladea" fo:font-size="12pt" fo:font-weight="normal" officeooo:rsid="004a81fd" officeooo:paragraph-rsid="00519794"/>
    </style:style>
    <style:style style:name="P65" style:family="paragraph" style:parent-style-name="Standard" style:list-style-name="L16">
      <style:paragraph-properties fo:text-align="start" style:justify-single-word="false"/>
      <style:text-properties style:font-name="Caladea" fo:font-size="12pt" fo:font-weight="normal" officeooo:rsid="004a81fd" officeooo:paragraph-rsid="00511476"/>
    </style:style>
    <style:style style:name="P66" style:family="paragraph" style:parent-style-name="Standard">
      <style:paragraph-properties fo:text-align="start" style:justify-single-word="false"/>
      <style:text-properties style:font-name="Caladea" fo:font-size="12pt" fo:font-weight="normal" officeooo:rsid="004a81fd" officeooo:paragraph-rsid="00511476"/>
    </style:style>
    <style:style style:name="P67" style:family="paragraph" style:parent-style-name="Standard">
      <style:paragraph-properties fo:text-align="start" style:justify-single-word="false"/>
      <style:text-properties style:font-name="Caladea" fo:font-size="12pt" fo:font-weight="normal" officeooo:rsid="004a81fd" officeooo:paragraph-rsid="00519794"/>
    </style:style>
    <style:style style:name="T1" style:family="text">
      <style:text-properties officeooo:rsid="001472f7"/>
    </style:style>
    <style:style style:name="T2" style:family="text">
      <style:text-properties officeooo:rsid="0010569c"/>
    </style:style>
    <style:style style:name="T3" style:family="text">
      <style:text-properties officeooo:rsid="00641fee"/>
    </style:style>
    <style:style style:name="T4" style:family="text">
      <style:text-properties officeooo:rsid="0065a79e"/>
    </style:style>
    <style:style style:name="T5" style:family="text">
      <style:text-properties fo:font-size="12pt" fo:font-weight="normal" officeooo:rsid="0013d7d2" style:font-size-asian="12pt" style:font-weight-asian="normal" style:font-size-complex="12pt" style:font-weight-complex="normal"/>
    </style:style>
    <style:style style:name="T6" style:family="text">
      <style:text-properties fo:font-size="12pt" fo:font-weight="normal" officeooo:rsid="00218074" style:font-size-asian="12pt" style:font-weight-asian="normal" style:font-size-complex="12pt" style:font-weight-complex="normal"/>
    </style:style>
    <style:style style:name="T7" style:family="text">
      <style:text-properties fo:font-size="12pt" fo:font-weight="normal" officeooo:rsid="00339d13" style:font-size-asian="12pt" style:font-weight-asian="normal" style:font-size-complex="12pt" style:font-weight-complex="normal"/>
    </style:style>
    <style:style style:name="T8" style:family="text">
      <style:text-properties fo:font-size="12pt" fo:font-weight="normal" officeooo:rsid="0033b371" style:font-size-asian="12pt" style:font-weight-asian="normal" style:font-size-complex="12pt" style:font-weight-complex="normal"/>
    </style:style>
    <style:style style:name="T9" style:family="text">
      <style:text-properties fo:font-size="12pt" fo:font-weight="normal" officeooo:rsid="003fa3e9" style:font-size-asian="12pt" style:font-weight-asian="normal" style:font-size-complex="12pt" style:font-weight-complex="normal"/>
    </style:style>
    <style:style style:name="T10" style:family="text">
      <style:text-properties fo:font-size="12pt" fo:font-weight="normal" officeooo:rsid="0046241c" style:font-size-asian="12pt" style:font-weight-asian="normal" style:font-size-complex="12pt" style:font-weight-complex="normal"/>
    </style:style>
    <style:style style:name="T11" style:family="text">
      <style:text-properties officeooo:rsid="001bbe3f"/>
    </style:style>
    <style:style style:name="T12" style:family="text">
      <style:text-properties officeooo:rsid="001fd84e"/>
    </style:style>
    <style:style style:name="T13" style:family="text">
      <style:text-properties officeooo:rsid="0022317b"/>
    </style:style>
    <style:style style:name="T14" style:family="text">
      <style:text-properties officeooo:rsid="00226846"/>
    </style:style>
    <style:style style:name="T15" style:family="text">
      <style:text-properties officeooo:rsid="0029425d"/>
    </style:style>
    <style:style style:name="T16" style:family="text">
      <style:text-properties officeooo:rsid="002ab801"/>
    </style:style>
    <style:style style:name="T17" style:family="text">
      <style:text-properties officeooo:rsid="002bce19"/>
    </style:style>
    <style:style style:name="T18" style:family="text">
      <style:text-properties fo:font-weight="bold" style:font-weight-asian="bold" style:font-weight-complex="bold"/>
    </style:style>
    <style:style style:name="T19" style:family="text">
      <style:text-properties fo:font-weight="bold" officeooo:rsid="002bce19" style:font-weight-asian="bold" style:font-weight-complex="bold"/>
    </style:style>
    <style:style style:name="T20" style:family="text">
      <style:text-properties officeooo:rsid="0033828e"/>
    </style:style>
    <style:style style:name="T21" style:family="text">
      <style:text-properties officeooo:rsid="0035583b"/>
    </style:style>
    <style:style style:name="T22" style:family="text">
      <style:text-properties officeooo:rsid="00369f14"/>
    </style:style>
    <style:style style:name="T23" style:family="text">
      <style:text-properties text:display="none"/>
    </style:style>
    <style:style style:name="T24" style:family="text">
      <style:text-properties officeooo:rsid="004147b8"/>
    </style:style>
    <style:style style:name="T25" style:family="text">
      <style:text-properties officeooo:rsid="0047df63"/>
    </style:style>
    <style:style style:name="T26" style:family="text">
      <style:text-properties fo:font-variant="normal" fo:text-transform="none" fo:color="#222222" fo:letter-spacing="normal" fo:font-style="normal"/>
    </style:style>
    <style:style style:name="T27" style:family="text">
      <style:text-properties fo:font-variant="normal" fo:text-transform="none" fo:color="#222222" fo:letter-spacing="normal" fo:font-style="normal" officeooo:rsid="0048825d"/>
    </style:style>
    <style:style style:name="T28" style:family="text">
      <style:text-properties fo:font-variant="normal" fo:text-transform="none" fo:color="#222222" fo:letter-spacing="normal" fo:font-style="normal" fo:font-weight="bold" style:font-weight-asian="bold" style:font-weight-complex="bold"/>
    </style:style>
    <style:style style:name="T29" style:family="text">
      <style:text-properties fo:font-variant="normal" fo:text-transform="none" fo:color="#222222" fo:letter-spacing="normal" fo:font-style="normal" officeooo:rsid="004d75dd"/>
    </style:style>
    <style:style style:name="T30" style:family="text">
      <style:text-properties fo:font-variant="normal" fo:text-transform="none" fo:color="#222222" fo:letter-spacing="normal" fo:font-style="normal" officeooo:rsid="004f3f25"/>
    </style:style>
    <style:style style:name="T31" style:family="text">
      <style:text-properties fo:font-variant="normal" fo:text-transform="none" fo:color="#222222" fo:letter-spacing="normal" fo:font-style="normal" officeooo:rsid="00519794"/>
    </style:style>
    <style:style style:name="T32" style:family="text">
      <style:text-properties fo:font-variant="normal" fo:text-transform="none" fo:color="#222222" fo:letter-spacing="normal" fo:font-style="normal" officeooo:rsid="0052ce80"/>
    </style:style>
    <style:style style:name="T33" style:family="text">
      <style:text-properties fo:font-variant="normal" fo:text-transform="none" fo:color="#222222" fo:letter-spacing="normal" fo:font-style="normal" style:text-underline-style="solid" style:text-underline-width="auto" style:text-underline-color="font-color"/>
    </style:style>
    <style:style style:name="T34" style:family="text">
      <style:text-properties fo:font-variant="normal" fo:text-transform="none" fo:color="#222222" fo:letter-spacing="normal" fo:font-style="normal" style:text-underline-style="solid" style:text-underline-width="auto" style:text-underline-color="font-color" officeooo:rsid="0048825d"/>
    </style:style>
    <style:style style:name="T35" style:family="text">
      <style:text-properties fo:font-variant="normal" fo:text-transform="none" fo:color="#222222" fo:letter-spacing="normal" fo:font-style="normal" style:text-underline-style="solid" style:text-underline-width="auto" style:text-underline-color="font-color" officeooo:rsid="004f3f25"/>
    </style:style>
    <style:style style:name="T36" style:family="text">
      <style:text-properties fo:font-variant="normal" fo:text-transform="none" fo:color="#222222" fo:letter-spacing="normal" fo:font-style="normal" officeooo:rsid="0054b15c"/>
    </style:style>
    <style:style style:name="T37" style:family="text">
      <style:text-properties fo:font-variant="normal" fo:text-transform="none" fo:color="#222222" fo:letter-spacing="normal" fo:font-style="normal" officeooo:rsid="00561bce"/>
    </style:style>
    <style:style style:name="T38" style:family="text">
      <style:text-properties fo:font-variant="normal" fo:text-transform="none" fo:color="#222222" style:font-name="Caladea" fo:font-size="12pt" fo:letter-spacing="normal" fo:font-style="normal" fo:font-weight="normal" officeooo:rsid="004a81fd"/>
    </style:style>
    <style:style style:name="T39" style:family="text">
      <style:text-properties officeooo:rsid="0048825d" style:font-size-asian="12pt" style:font-weight-asian="normal" style:font-size-complex="12pt" style:font-weight-complex="normal"/>
    </style:style>
    <style:style style:name="T40" style:family="text">
      <style:text-properties officeooo:rsid="0054b15c" style:font-size-asian="12pt" style:font-weight-asian="normal" style:font-size-complex="12pt" style:font-weight-complex="normal"/>
    </style:style>
    <style:style style:name="T41" style:family="text">
      <style:text-properties officeooo:rsid="004d75dd"/>
    </style:style>
    <style:style style:name="T42" style:family="text">
      <style:text-properties officeooo:rsid="00511476"/>
    </style:style>
    <style:style style:name="T43" style:family="text">
      <style:text-properties officeooo:rsid="00519794"/>
    </style:style>
    <style:style style:name="T44"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OLE">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loext:rel-width-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Peer to Peer Systems and Blockchains</text:p>
      <text:p text:style-name="P1">Academic Year 2018/2019</text:p>
      <text:p text:style-name="P1"><text:span text:style-name="T2">Finalt</text:span>erm <text:span text:style-name="T1">assignment</text:span></text:p>
      <text:p text:style-name="P1">Smart Auctions: Dutch, English and Vickery Auctions</text:p>
      <text:p text:style-name="P1">on the Ethereum blockchain</text:p>
      <text:p text:style-name="P1"/>
      <text:p text:style-name="P1">Report</text:p>
      <text:p text:style-name="P1"/>
      <text:p text:style-name="P1">Leonardo Frioli </text:p>
      <text:p text:style-name="P1">580611</text:p>
      <text:p text:style-name="P1"/>
      <text:p text:style-name="P10">I<text:span text:style-name="T3">ndex</text:span></text:p>
      <text:list xml:id="list67542800" text:style-name="L1">
        <text:list-item>
          <text:p text:style-name="P12">Int<text:span text:style-name="T3">roduction</text:span></text:p>
        </text:list-item>
        <text:list-item>
          <text:p text:style-name="P13">General Considerations</text:p>
          <text:list>
            <text:list-item>
              <text:p text:style-name="P14">Escrow</text:p>
            </text:list-item>
            <text:list-item>
              <text:p text:style-name="P15">Auction House</text:p>
            </text:list-item>
            <text:list-item>
              <text:p text:style-name="P18">AddBlock function</text:p>
            </text:list-item>
            <text:list-item>
              <text:p text:style-name="P21">GracePeriod</text:p>
            </text:list-item>
          </text:list>
        </text:list-item>
        <text:list-item>
          <text:p text:style-name="P13">Vickrey Auction</text:p>
          <text:list>
            <text:list-item>
              <text:p text:style-name="P21">Gas</text:p>
            </text:list-item>
          </text:list>
        </text:list-item>
        <text:list-item>
          <text:p text:style-name="P13">Dutch Auction</text:p>
          <text:list>
            <text:list-item>
              <text:p text:style-name="P13">Descreasing Strategies</text:p>
            </text:list-item>
            <text:list-item>
              <text:p text:style-name="P19">Gas</text:p>
            </text:list-item>
          </text:list>
        </text:list-item>
        <text:list-item>
          <text:p text:style-name="P16">Conclusions</text:p>
        </text:list-item>
      </text:list>
      <text:p text:style-name="P17"/>
      <text:p text:style-name="P17"><text:s text:c="6"/><text:span text:style-name="T11">Appendix</text:span></text:p>
      <text:list xml:id="list448600145" text:style-name="L4">
        <text:list-item>
          <text:p text:style-name="P20">List of operation to run the VickeryAuction</text:p>
        </text:list-item>
        <text:list-item>
          <text:p text:style-name="P20">List of operations to run the DutchAuction</text:p>
        </text:list-item>
      </text:list>
      <text:p text:style-name="P5"/>
      <text:p text:style-name="P11">I<text:span text:style-name="T4">ntroduction</text:span></text:p>
      <text:p text:style-name="P2"/>
      <text:p text:style-name="P29">The main purpose of this report is to explain some choices done during the implementation of the final term, to show the gas usage of <text:s/>the most relevant functions and to provide some lists of operations in order to run the contracts.</text:p>
      <text:p text:style-name="P29"/>
      <text:p text:style-name="P30">Beside the VickeryAuction that was mandatory, the DutchAuction has been implemented because it’s <text:span text:style-name="T20">more</text:span> intresting with respect to the common English one. <text:span text:style-name="T12">Both the Auction have been implemented and tested in the Remix web environment using the version 0.4.22 of the compiler.</text:span></text:p>
      <text:p text:style-name="P6"/>
      <text:p text:style-name="P4">General Consideration</text:p>
      <text:p text:style-name="P3"><text:line-break/><text:span text:style-name="T7">In this section </text:span><text:span text:style-name="T5">we are going to discuss consideration</text:span><text:span text:style-name="T8">s</text:span><text:span text:style-name="T5"> concerning both the implemented auctions. </text:span><text:span text:style-name="T6">In particular we are going to talk about the implementation of a basic escrow contract, the role of the auction house, the implementation </text:span><text:span text:style-name="T8">of</text:span><text:span text:style-name="T6"> the addBlock function and of the grace period.</text:span></text:p>
      <text:p text:style-name="P22"/>
      <text:p text:style-name="P9">Escrow</text:p>
      <text:p text:style-name="P23">A simple escrow contract (SimpleEscrow.sol) <text:span text:style-name="T13">is</text:span> provided. <text:span text:style-name="T14">This contract offer a very basic service for resolving conflicts between the seller and the buyer (winner bidder). The contract must be (and indeed is) initialized inside one of the two Auction contracts. The auction contracts will then expose the SimpleEscrow functionalities providing wrappers to its functions. The SimpleEscrow requires in input the address of a trusted third party that will resolve, if needed, the conflict between the two parties and that is the only one to have the power to conclude the escrow (function conclude()). For simplicity this contract is initialized using <text:s/>as trusted third party the auction house.</text:span></text:p>
      <text:p text:style-name="P22"/>
      <text:p text:style-name="P8">Auction House</text:p>
      <text:p text:style-name="P31">The concept of auction house has been modelled too because reading the Final-Term specification and the Final Project ones it seems to be required. <text:span text:style-name="T15">The auction house is that address which deploys the contract, calls the finalize function in the VickreyAuction, and acts as third trusted party in the escrow. </text:span></text:p>
      <text:p text:style-name="P32">Nevertheless, I think that this kind of entity can be omitted because one of the aims of the distributed blockchain is to avoid a central authority. <text:span text:style-name="T16">In this case (in my opinion) the auction house is acting as a central authority; we could have had instead disregarded it and have given to the selller the dutyof the deployment of the Auction.</text:span></text:p>
      <text:p text:style-name="P27"/>
      <text:p text:style-name="P46">AddBlock function</text:p>
      <text:p text:style-name="P33">Since we are in Remix, we are the only one<text:span text:style-name="T21">s</text:span> putting blocks on the local blockchain. <text:span text:style-name="T17">Some functionalities to implement require some time to pass, counted as blocks in the chain. To avoid commenting this functionalities to have a fast test phase, a dummy function called </text:span><text:span text:style-name="T19">addBlock</text:span><text:span text:style-name="T17"> (which emit an event) has been implemented. This function can be used to add blocks in the blockchain simulating a real environment. Of course this function is just for testing puposes and if we think to a real deployment we should delete it.</text:span></text:p>
      <text:p text:style-name="P28"/>
      <text:p text:style-name="P28"/>
      <text:p text:style-name="P47"><text:soft-page-break/>GracePeriod</text:p>
      <text:p text:style-name="P34">The grace period has, more or less, the same problem stated in the addBlock function. <text:span text:style-name="T22">We can’t set fixed mining rate of, for istance, 1 block every 15 seconds because in that way we need to add quite a lot of blocks before starting. The mining rate is take as an input parameter in the contract constructor so that it’s easier to set it. In that way <text:s/>a rate of 1 block every 300 seconds(5 mins) can be passed so that the grace period is equal to 1 and it’s easier to test the Auction. This input parameter is anyway useful in a real deployment because allows to have more flexibility and to allign the contract mining rate parameter to that one of the Ethereum blockchain.</text:span></text:p>
      <text:p text:style-name="P7"/>
      <text:p text:style-name="P7"/>
      <text:p text:style-name="P27"/>
      <text:p text:style-name="P27"/>
      <text:p text:style-name="P50">DutchAuction</text:p>
      <text:p text:style-name="P52"><text:line-break/><text:span text:style-name="T9">The implementation fo the DutchAuction is pretty much linear, the only thing to discuss is the implementation of the Decreasing Strategies</text:span></text:p>
      <text:p text:style-name="P24"/>
      <text:p text:style-name="P48">Decreasing Strategies</text:p>
      <text:p text:style-name="P36">The strategies implemented are the ones in <text:span text:style-name="T18">[Fig1]</text:span>: <text:span text:style-name="T24">the blue is linear, the yellow is logarithmic and the red is an inverse logarithm. The yellow curve and the red are calculated from the green mirroring the result w.r.t. the line x = 4 for the yellow, and y = 2 for the red.</text:span></text:p>
      <text:p text:style-name="P24"><draw:frame draw:style-name="fr1" draw:name="Cornice1" text:anchor-type="paragraph" svg:x="1.512cm" svg:y="0.42cm" svg:width="13.869cm" draw:z-index="0"><draw:text-box fo:min-height="6.937cm"><text:p text:style-name="Caption"><draw:frame draw:style-name="fr2" draw:name="Oggetto1" text:anchor-type="paragraph" svg:y="0.212cm" svg:width="14.402cm" style:rel-width="100%" svg:height="7.07cm" style:rel-height="scale" draw:z-index="1"><draw:object xlink:href="./Object 1" xlink:type="simple" xlink:show="embed" xlink:actuate="onLoad"/><draw:image xlink:href="./ObjectReplacements/Object 1" xlink:type="simple" xlink:show="embed" xlink:actuate="onLoad"/></draw:frame><text:span text:style-name="T23"><text:line-break/></text:span>Fig1 - Decreasing Strategies</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51">Appendix</text:p>
      <text:p text:style-name="P53"><text:line-break/><text:span text:style-name="T7">I</text:span><text:span text:style-name="T10">we will know provide some list of operations to perform in order to try the Auctions</text:span></text:p>
      <text:p text:style-name="P25"/>
      <text:p text:style-name="P49">[1] List of operations to run the VickreyAuction</text:p>
      <text:p text:style-name="P25">A simple escrow contract (SimpleEscrow.sol) <text:span text:style-name="T13">is</text:span> provided. <text:span text:style-name="T14">This contract offer a very basic service for</text:span></text:p>
      <text:p text:style-name="P25"/>
      <text:p text:style-name="P25"/>
      <text:p text:style-name="P49">[<text:span text:style-name="T25">2</text:span>] List of operations to run the DutchAuction</text:p>
      <text:p text:style-name="P26"/>
      <text:p text:style-name="P43">- <text:span text:style-name="T42">DUTCH AUCTION - </text:span>LIST 1 -</text:p>
      <text:p text:style-name="P43"/>
      <text:p text:style-name="P37">- <text:span text:style-name="T44">Choose an address that will be tha auction house and switch to it</text:span></text:p>
      <text:p text:style-name="P37">0) Deploy the Linear<text:span text:style-name="T41">Decreasing</text:span>Strategy </text:p>
      <text:p text:style-name="P40"><text:span text:style-name="T39">1) Depl</text:span><text:span text:style-name="T40">o</text:span><text:span text:style-name="T39">y the DutchAuction contract using as parameters</text:span></text:p>
      <text:list xml:id="list1099330095" text:style-name="L8">
        <text:list-item>
          <text:p text:style-name="P55"><text:span text:style-name="T39">_reservePrice = </text:span><text:span text:style-name="T26">1000000000000000000 // </text:span><text:span text:style-name="T27">1 ether</text:span></text:p>
        </text:list-item>
        <text:list-item>
          <text:p text:style-name="P55"><text:span text:style-name="T27">_initalPrice = <text:s/>5000000000000000000</text:span></text:p>
        </text:list-item>
        <text:list-item>
          <text:p text:style-name="P55"><text:span text:style-name="T27">_openedForLength = 8</text:span></text:p>
        </text:list-item>
        <text:list-item>
          <text:p text:style-name="P55"><text:span text:style-name="T27">_seller = </text:span><text:span text:style-name="T34">choose here the seller address</text:span></text:p>
        </text:list-item>
        <text:list-item>
          <text:p text:style-name="P55"><text:span text:style-name="T27">_decrStrategy = the address of the deployed linear strategy</text:span></text:p>
        </text:list-item>
        <text:list-item>
          <text:p text:style-name="P55"><text:span text:style-name="T27">_miningRate = 300 // 1 block every 300 seconds</text:span></text:p>
        </text:list-item>
      </text:list>
      <text:p text:style-name="P58"><text:span text:style-name="T27">2</text:span><text:span text:style-name="T26">) call </text:span><text:span text:style-name="T28">addBlock</text:span><text:span text:style-name="T26"> </text:span><text:span text:style-name="T36"><text:s/>1 (grace period) + 2 times</text:span></text:p>
      <text:p text:style-name="P58"><text:span text:style-name="T26">- </text:span><text:span text:style-name="T33">Choose a bidder address and switch to it</text:span></text:p>
      <text:p text:style-name="P58"><text:span text:style-name="T26">3) set Value as 2 ether and call bid</text:span></text:p>
      <text:list xml:id="list1837210908" text:style-name="L9">
        <text:list-item>
          <text:p text:style-name="P54"><text:span text:style-name="T38">this call will be mined but you will get compensated because your bid is too low</text:span></text:p>
        </text:list-item>
      </text:list>
      <text:p text:style-name="P58"><text:span text:style-name="T26">4) call </text:span><text:span text:style-name="T28">addBlock</text:span><text:span text:style-name="T26"> two times</text:span></text:p>
      <text:p text:style-name="P58"><text:span text:style-name="T26">5) set Value as 2 ether and call bid</text:span></text:p>
      <text:list xml:id="list2857164918" text:style-name="L10">
        <text:list-item>
          <text:p text:style-name="P59"><text:span text:style-name="T26">you are the winner of the auction, check it in the logs</text:span></text:p>
        </text:list-item>
      </text:list>
      <text:p text:style-name="P58"><text:span text:style-name="T26">6) call the </text:span><text:span text:style-name="T28">acceptEscrow</text:span><text:span text:style-name="T26"> function</text:span></text:p>
      <text:p text:style-name="P58"><text:span text:style-name="T26">- </text:span><text:span text:style-name="T33">switch to the seller address</text:span></text:p>
      <text:p text:style-name="P58"><text:span text:style-name="T26">7) call the </text:span><text:span text:style-name="T28">acceptEscrow</text:span><text:span text:style-name="T26"> function</text:span></text:p>
      <text:p text:style-name="P58"><text:span text:style-name="T26">- </text:span><text:span text:style-name="T33">switch to the auction house address</text:span></text:p>
      <text:p text:style-name="P58"><text:span text:style-name="T26">8) call the </text:span><text:span text:style-name="T28">concludeEscrow</text:span><text:span text:style-name="T26"> function</text:span></text:p>
      <text:list xml:id="list2014638480" text:style-name="L11">
        <text:list-item>
          <text:p text:style-name="P60"><text:span text:style-name="T26">the seller will get the mon</text:span><text:span text:style-name="T30">e</text:span><text:span text:style-name="T26">y because the escrow finished in a good way.</text:span></text:p>
        </text:list-item>
      </text:list>
      <text:p text:style-name="P58"><text:span text:style-name="T26"/></text:p>
      <text:p text:style-name="P58"><text:span text:style-name="T26"/></text:p>
      <text:p text:style-name="P58"><text:span text:style-name="T26"/></text:p>
      <text:p text:style-name="P58"><text:span text:style-name="T26"/></text:p>
      <text:p text:style-name="P58"><text:span text:style-name="T26"/></text:p>
      <text:p text:style-name="P58"><text:span text:style-name="T26"/></text:p>
      <text:p text:style-name="P58"><text:span text:style-name="T26"/></text:p>
      <text:p text:style-name="P58"><text:span text:style-name="T26"/></text:p>
      <text:p text:style-name="P58"><text:span text:style-name="T26"/></text:p>
      <text:p text:style-name="P58"><text:span text:style-name="T26"/></text:p>
      <text:p text:style-name="P45"><text:soft-page-break/>- <text:span text:style-name="T42">DUTCH AUCTION - </text:span>LIST <text:span text:style-name="T41">2</text:span> -</text:p>
      <text:p text:style-name="P44"/>
      <text:p text:style-name="P38">- <text:span text:style-name="T44">Choose an address that will be tha auction house and switch to it</text:span></text:p>
      <text:p text:style-name="P38">0) Deploy the L<text:span text:style-name="T41">ogarithmicDecreasing</text:span>Strategy </text:p>
      <text:p text:style-name="P41"><text:span text:style-name="T39">1) Deply the DutchAuction contract using as parameters</text:span></text:p>
      <text:list xml:id="list201844952248359" text:continue-list="list1099330095" text:style-name="L8">
        <text:list-item>
          <text:p text:style-name="P56"><text:span text:style-name="T39">_reservePrice = </text:span><text:span text:style-name="T26">1000000000000000000 // </text:span><text:span text:style-name="T27">1 ether</text:span></text:p>
        </text:list-item>
        <text:list-item>
          <text:p text:style-name="P56"><text:span text:style-name="T27">_initalPrice = <text:s/>5000000000000000000</text:span></text:p>
        </text:list-item>
        <text:list-item>
          <text:p text:style-name="P56"><text:span text:style-name="T27">_openedForLength = 8</text:span></text:p>
        </text:list-item>
        <text:list-item>
          <text:p text:style-name="P56"><text:span text:style-name="T27">_seller = </text:span><text:span text:style-name="T34">choose here the seller address</text:span></text:p>
        </text:list-item>
        <text:list-item>
          <text:p text:style-name="P56"><text:span text:style-name="T27">_decrStrategy = the address of the deployed linear strategy</text:span></text:p>
        </text:list-item>
        <text:list-item>
          <text:p text:style-name="P56"><text:span text:style-name="T27">_miningRate = 300 // 1 block every 300 seconds</text:span></text:p>
        </text:list-item>
      </text:list>
      <text:p text:style-name="P62"><text:span text:style-name="T27">2</text:span><text:span text:style-name="T26">) call </text:span><text:span text:style-name="T28">addBlock</text:span><text:span text:style-name="T26"> </text:span><text:span text:style-name="T37">1(grace period) + 7 times</text:span></text:p>
      <text:p text:style-name="P62"><text:span text:style-name="T26">- </text:span><text:span text:style-name="T33">Choose a bidder address and switch to it</text:span></text:p>
      <text:p text:style-name="P62"><text:span text:style-name="T26">3) set Value as </text:span><text:span text:style-name="T30">1</text:span><text:span text:style-name="T26"> ether and call bid</text:span></text:p>
      <text:list xml:id="list2359885709" text:style-name="L12">
        <text:list-item>
          <text:p text:style-name="P63"><text:span text:style-name="T26">you are the winner of the auction</text:span></text:p>
        </text:list-item>
      </text:list>
      <text:p text:style-name="P62"><text:span text:style-name="T30">4</text:span><text:span text:style-name="T26">) call the </text:span><text:span text:style-name="T28">acceptEscrow</text:span><text:span text:style-name="T26"> function</text:span></text:p>
      <text:p text:style-name="P62"><text:span text:style-name="T26">- </text:span><text:span text:style-name="T33">switch to the </text:span><text:span text:style-name="T35">auction house</text:span><text:span text:style-name="T33"> address</text:span></text:p>
      <text:p text:style-name="P62"><text:span text:style-name="T30">5</text:span><text:span text:style-name="T26">) call the </text:span><text:span text:style-name="T28">acceptEscrow</text:span><text:span text:style-name="T26"> function</text:span></text:p>
      <text:p text:style-name="P62"><text:span text:style-name="T30">6</text:span><text:span text:style-name="T26">) call the </text:span><text:span text:style-name="T28">concludeEscrow</text:span><text:span text:style-name="T26"> function</text:span></text:p>
      <text:list xml:id="list1379629593" text:style-name="L14">
        <text:list-item>
          <text:p text:style-name="P61"><text:span text:style-name="T26">the </text:span><text:span text:style-name="T30">winner </text:span><text:span text:style-name="T26">will get the mon</text:span><text:span text:style-name="T30">e</text:span><text:span text:style-name="T26">y </text:span><text:span text:style-name="T30">back </text:span><text:span text:style-name="T26">because the </text:span><text:span text:style-name="T30">seller didn’t accept the escrow.</text:span></text:p>
        </text:list-item>
      </text:list>
      <text:p text:style-name="P62"><text:span text:style-name="T30"/></text:p>
      <text:p text:style-name="P62"><text:span text:style-name="T30"/></text:p>
      <text:p text:style-name="P45">- <text:span text:style-name="T42">DUTCH AUCTION - </text:span>LIST <text:span text:style-name="T42">3</text:span>-</text:p>
      <text:p text:style-name="P45"/>
      <text:p text:style-name="P39">- <text:span text:style-name="T44">Choose an address that will be tha auction house and switch to it</text:span></text:p>
      <text:p text:style-name="P39">0) Deploy the <text:span text:style-name="T43">Inverse</text:span>L<text:span text:style-name="T41">ogarithmicDecreasing</text:span>Strategy </text:p>
      <text:p text:style-name="P42"><text:span text:style-name="T39">1) Deply the DutchAuction contract using as parameters</text:span></text:p>
      <text:list xml:id="list201845182913313" text:continue-list="list201844952248359" text:style-name="L8">
        <text:list-item>
          <text:p text:style-name="P57"><text:span text:style-name="T39">_reservePrice = </text:span><text:span text:style-name="T26">1000000000000000000 // </text:span><text:span text:style-name="T27">1 ether</text:span></text:p>
        </text:list-item>
        <text:list-item>
          <text:p text:style-name="P57"><text:span text:style-name="T27">_initalPrice = <text:s/>5000000000000000000</text:span></text:p>
        </text:list-item>
        <text:list-item>
          <text:p text:style-name="P57"><text:span text:style-name="T27">_openedForLength = 8</text:span></text:p>
        </text:list-item>
        <text:list-item>
          <text:p text:style-name="P57"><text:span text:style-name="T27">_seller = </text:span><text:span text:style-name="T34">choose here the seller address</text:span></text:p>
        </text:list-item>
        <text:list-item>
          <text:p text:style-name="P57"><text:span text:style-name="T27">_decrStrategy = the address of the deployed linear strategy</text:span></text:p>
        </text:list-item>
        <text:list-item>
          <text:p text:style-name="P57"><text:span text:style-name="T27">_miningRate = 300 // 1 block every 300 seconds</text:span></text:p>
        </text:list-item>
      </text:list>
      <text:p text:style-name="P66"><text:span text:style-name="T27">2</text:span><text:span text:style-name="T26">) call </text:span><text:span text:style-name="T28">addBlock</text:span><text:span text:style-name="T26"> </text:span><text:span text:style-name="T37">1 (grace period) time</text:span></text:p>
      <text:p text:style-name="P66"><text:span text:style-name="T26">- </text:span><text:span text:style-name="T33">Choose a bidder address and switch to it</text:span></text:p>
      <text:p text:style-name="P66"><text:span text:style-name="T26">3) set Value as </text:span><text:span text:style-name="T31">5</text:span><text:span text:style-name="T26"> ether and call bid</text:span></text:p>
      <text:list xml:id="list3592989532" text:style-name="L15">
        <text:list-item>
          <text:p text:style-name="P64"><text:span text:style-name="T26">you are the winner of the auction</text:span></text:p>
        </text:list-item>
      </text:list>
      <text:p text:style-name="P67"><text:span text:style-name="T30">- </text:span><text:span text:style-name="T35">switch to the seller address</text:span></text:p>
      <text:p text:style-name="P66"><text:span text:style-name="T30">4</text:span><text:span text:style-name="T26">) call the </text:span><text:span text:style-name="T28">acceptEscrow</text:span><text:span text:style-name="T26"> function</text:span></text:p>
      <text:p text:style-name="P66"><text:span text:style-name="T26">- </text:span><text:span text:style-name="T33">switch to the </text:span><text:span text:style-name="T35">auction house</text:span><text:span text:style-name="T33"> address</text:span></text:p>
      <text:p text:style-name="P66"><text:span text:style-name="T30">5</text:span><text:span text:style-name="T26">) call the </text:span><text:span text:style-name="T28">acceptEscrow</text:span><text:span text:style-name="T26"> function</text:span></text:p>
      <text:p text:style-name="P66"><text:span text:style-name="T30">6</text:span><text:span text:style-name="T26">) call the </text:span><text:span text:style-name="T28">concludeEscrow</text:span><text:span text:style-name="T26"> function</text:span></text:p>
      <text:list xml:id="list2948686725" text:style-name="L16">
        <text:list-item>
          <text:p text:style-name="P65"><text:span text:style-name="T30">the </text:span><text:span text:style-name="T32">seller</text:span><text:span text:style-name="T30"> will get the money </text:span><text:span text:style-name="T32">anyway</text:span><text:span text:style-name="T30"> because the</text:span><text:span text:style-name="T32">winner</text:span><text:span text:style-name="T30"> didn’t accept the escrow.</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FreeSans1" svg:font-family="FreeSans" style:font-family-generic="swiss"/>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2.4.2$Linux_X86_64 LibreOffice_project/20$Build-2</meta:generator>
    <meta:editing-cycles>0</meta:editing-cycles>
    <meta:editing-duration>P0D</meta:editing-duration>
    <meta:document-statistic meta:table-count="0" meta:image-count="0" meta:object-count="1" meta:page-count="6" meta:paragraph-count="110" meta:word-count="1263" meta:character-count="7295" meta:non-whitespace-character-count="616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it" number:country="IT"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include-hidden-cells="fals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graphic-properties svg:stroke-color="#dddddd"/>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chart-properties chart:symbol-type="none" chart:link-data-style-to-source="tru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869cm" svg:height="6.806cm" xlink:href="." xlink:type="simple" chart:class="chart:line" chart:style-name="ch1">
        <chart:legend svg:x="10.586cm" svg:y="2.514cm" style:legend-expansion="custom" chartooo:width="3.282cm" chartooo:height="1.583cm" style:legend-expansion-aspect-ratio="2.07327858496526" chart:style-name="ch2"/>
        <chart:plot-area chart:style-name="ch3" chart:data-source-has-labels="both" svg:x="-0.01cm" svg:y="0.319cm" svg:width="10.788cm" svg:height="6.53cm">
          <chartooo:coordinate-region svg:x="0.717cm" svg:y="0.518cm" svg:width="9.967cm" svg:height="5.684cm"/>
          <chart:axis chart:dimension="x" chart:name="primary-x" chart:style-name="ch4" chartooo:axis-type="auto">
            <chartooo:date-scale/>
            <chart:categories table:cell-range-address="local-table.$A$2:.$A$10"/>
            <chart:grid chart:style-name="ch5" chart:class="major"/>
            <chart:grid chart:style-name="ch6" chart:class="minor"/>
          </chart:axis>
          <chart:axis chart:dimension="y" chart:name="primary-y" chart:style-name="ch7">
            <chart:grid chart:style-name="ch5" chart:class="major"/>
          </chart:axis>
          <chart:series chart:style-name="ch8" chart:values-cell-range-address="local-table.$B$2:.$B$10" chart:label-cell-address="local-table.$B$1" chart:class="chart:line">
            <chart:data-point chart:repeated="9"/>
          </chart:series>
          <chart:series chart:style-name="ch9" chart:values-cell-range-address="local-table.$D$2:.$D$10" chart:label-cell-address="local-table.$D$1" chart:class="chart:line">
            <chart:data-point chart:repeated="9"/>
          </chart:series>
          <chart:series chart:style-name="ch10" chart:values-cell-range-address="local-table.$C$2:.$C$10" chart:label-cell-address="local-table.$C$1" chart:class="chart:line">
            <chart:data-point chart:repeated="9"/>
          </chart:series>
          <chart:series chart:style-name="ch11" chart:values-cell-range-address="local-table.$E$2:.$E$10" chart:label-cell-address="local-table.$E$1" chart:class="chart:line">
            <chart:data-point chart:repeated="9"/>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linear</text:p>
              </table:table-cell>
              <table:table-cell office:value-type="string">
                <text:p>inverse-log</text:p>
              </table:table-cell>
              <table:table-cell office:value-type="string">
                <text:p>log</text:p>
              </table:table-cell>
              <table:table-cell office:value-type="string">
                <text:p>real-log</text:p>
              </table:table-cell>
            </table:table-row>
          </table:table-header-rows>
          <table:table-rows>
            <table:table-row>
              <table:table-cell office:value-type="string">
                <text:p>0</text:p>
              </table:table-cell>
              <table:table-cell office:value-type="float" office:value="4">
                <text:p>4</text:p>
              </table:table-cell>
              <table:table-cell office:value-type="float" office:value="4">
                <text:p>4</text:p>
              </table:table-cell>
              <table:table-cell office:value-type="float" office:value="4">
                <text:p>4</text:p>
              </table:table-cell>
              <table:table-cell office:value-type="float" office:value="0">
                <text:p>0</text:p>
              </table:table-cell>
            </table:table-row>
            <table:table-row>
              <table:table-cell office:value-type="string">
                <text:p>1</text:p>
              </table:table-cell>
              <table:table-cell office:value-type="float" office:value="3.5">
                <text:p>3.5</text:p>
              </table:table-cell>
              <table:table-cell office:value-type="float" office:value="2.74">
                <text:p>2.74</text:p>
              </table:table-cell>
              <table:table-cell office:value-type="float" office:value="3.78">
                <text:p>3.78</text:p>
              </table:table-cell>
              <table:table-cell office:value-type="float" office:value="1.26">
                <text:p>1.26</text:p>
              </table:table-cell>
            </table:table-row>
            <table:table-row>
              <table:table-cell office:value-type="string">
                <text:p>2</text:p>
              </table:table-cell>
              <table:table-cell office:value-type="float" office:value="3">
                <text:p>3</text:p>
              </table:table-cell>
              <table:table-cell office:value-type="float" office:value="2">
                <text:p>2</text:p>
              </table:table-cell>
              <table:table-cell office:value-type="float" office:value="3.54">
                <text:p>3.54</text:p>
              </table:table-cell>
              <table:table-cell office:value-type="float" office:value="2">
                <text:p>2</text:p>
              </table:table-cell>
            </table:table-row>
            <table:table-row>
              <table:table-cell office:value-type="string">
                <text:p>3</text:p>
              </table:table-cell>
              <table:table-cell office:value-type="float" office:value="2.5">
                <text:p>2.5</text:p>
              </table:table-cell>
              <table:table-cell office:value-type="float" office:value="1.48">
                <text:p>1.48</text:p>
              </table:table-cell>
              <table:table-cell office:value-type="float" office:value="3.26">
                <text:p>3.26</text:p>
              </table:table-cell>
              <table:table-cell office:value-type="float" office:value="2.52">
                <text:p>2.52</text:p>
              </table:table-cell>
            </table:table-row>
            <table:table-row>
              <table:table-cell office:value-type="string">
                <text:p>4</text:p>
              </table:table-cell>
              <table:table-cell office:value-type="float" office:value="2">
                <text:p>2</text:p>
              </table:table-cell>
              <table:table-cell office:value-type="float" office:value="1.07">
                <text:p>1.07</text:p>
              </table:table-cell>
              <table:table-cell office:value-type="float" office:value="2.928">
                <text:p>2.928</text:p>
              </table:table-cell>
              <table:table-cell office:value-type="float" office:value="2.93">
                <text:p>2.93</text:p>
              </table:table-cell>
            </table:table-row>
            <table:table-row>
              <table:table-cell office:value-type="string">
                <text:p>5</text:p>
              </table:table-cell>
              <table:table-cell office:value-type="float" office:value="1.5">
                <text:p>1.5</text:p>
              </table:table-cell>
              <table:table-cell office:value-type="float" office:value="0.74">
                <text:p>0.74</text:p>
              </table:table-cell>
              <table:table-cell office:value-type="float" office:value="2.52">
                <text:p>2.52</text:p>
              </table:table-cell>
              <table:table-cell office:value-type="float" office:value="3.26">
                <text:p>3.26</text:p>
              </table:table-cell>
            </table:table-row>
            <table:table-row>
              <table:table-cell office:value-type="string">
                <text:p>6</text:p>
              </table:table-cell>
              <table:table-cell office:value-type="float" office:value="1">
                <text:p>1</text:p>
              </table:table-cell>
              <table:table-cell office:value-type="float" office:value="0.46">
                <text:p>0.46</text:p>
              </table:table-cell>
              <table:table-cell office:value-type="float" office:value="1.999">
                <text:p>1.999</text:p>
              </table:table-cell>
              <table:table-cell office:value-type="float" office:value="3.54">
                <text:p>3.54</text:p>
              </table:table-cell>
            </table:table-row>
            <table:table-row>
              <table:table-cell office:value-type="string">
                <text:p>7</text:p>
              </table:table-cell>
              <table:table-cell office:value-type="float" office:value="0.5">
                <text:p>0.5</text:p>
              </table:table-cell>
              <table:table-cell office:value-type="float" office:value="0.22">
                <text:p>0.22</text:p>
              </table:table-cell>
              <table:table-cell office:value-type="float" office:value="1.26">
                <text:p>1.26</text:p>
              </table:table-cell>
              <table:table-cell office:value-type="float" office:value="3.78">
                <text:p>3.78</text:p>
              </table:table-cell>
            </table:table-row>
            <table:table-row>
              <table:table-cell office:value-type="string">
                <text:p>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4.2$Linux_X86_64 LibreOffice_project/2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